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7.71pt"/>
    </style:style>
    <style:style style:name="co7" style:family="table-column">
      <style:table-column-properties fo:break-before="auto" style:column-width="32.4pt"/>
    </style:style>
    <style:style style:name="co8" style:family="table-column">
      <style:table-column-properties fo:break-before="auto" style:column-width="20.81pt"/>
    </style:style>
    <style:style style:name="co9" style:family="table-column">
      <style:table-column-properties fo:break-before="auto" style:column-width="21.6pt"/>
    </style:style>
    <style:style style:name="ro1" style:family="table-row">
      <style:table-row-properties style:row-height="17.15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dddddd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  <style:text-properties style:font-name="Liberation Sans"/>
    </style:style>
    <style:style style:name="ce7" style:family="table-cell" style:parent-style-name="Default">
      <style:table-cell-properties fo:background-color="#dddddd" fo:border="0.06pt solid #000000"/>
      <style:text-properties style:font-name="Liberation Sans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/>
    </style:style>
    <style:style style:name="ce12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font-name="Liberation Sans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/>
    </style:style>
    <style:style style:name="ce1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font-name="Liberation Sans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Sans"/>
    </style:style>
    <style:style style:name="ce16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style:font-name="Liberation Sans"/>
    </style:style>
    <style:style style:name="ce17" style:family="table-cell" style:parent-style-name="Default">
      <style:table-cell-properties fo:border="none"/>
      <style:text-properties style:font-name="Liberation Sans"/>
    </style:style>
    <style:style style:name="ce18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">
      <style:table-cell-properties fo:border="0.06pt solid #000000"/>
    </style:style>
    <style:style style:name="ce20" style:family="table-cell" style:parent-style-name="Default" style:data-style-name="N1">
      <style:table-cell-properties fo:background-color="#dddddd" fo:border="0.06pt solid #000000"/>
      <style:text-properties style:use-window-font-color="true"/>
    </style:style>
    <style:style style:name="ce21" style:family="table-cell" style:parent-style-name="Default" style:data-style-name="N1">
      <style:table-cell-properties fo:background-color="transparent" fo:border="0.06pt solid #000000"/>
    </style:style>
    <style:style style:name="ce22" style:family="table-cell" style:parent-style-name="Default" style:data-style-name="N1">
      <style:table-cell-properties fo:background-color="#dddddd" fo:border="0.06pt solid #000000"/>
    </style:style>
    <style:style style:name="ce23" style:family="table-cell" style:parent-style-name="Default">
      <style:table-cell-properties fo:background-color="#dddddd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dddddd"/>
      <style:text-properties style:use-window-font-color="true"/>
    </style:style>
    <style:style style:name="ce26" style:family="table-cell" style:parent-style-name="Default">
      <style:table-cell-properties fo:background-color="transparen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9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Cianfarani</text:p>
          </table:table-cell>
          <table:table-cell table:style-name="ce1" office:value-type="string" calcext:value-type="string">
            <text:p>Nicole</text:p>
          </table:table-cell>
          <table:table-cell table:style-name="ce1" office:value-type="float" office:value="375001" calcext:value-type="float">
            <text:p>37500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D1:.K1])" office:value-type="float" office:value="21" calcext:value-type="float">
            <text:p>21</text:p>
          </table:table-cell>
          <table:table-cell table:style-name="ce1"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N1:.V1])" office:value-type="float" office:value="18" calcext:value-type="float">
            <text:p>18</text:p>
          </table:table-cell>
          <table:table-cell table:style-name="ce19" table:formula="of:=AVERAGE([.W1];[.L1])" office:value-type="float" office:value="19.5" calcext:value-type="float">
            <text:p>20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1" office:value-type="string" calcext:value-type="string">
            <text:p>De Roberto</text:p>
          </table:table-cell>
          <table:table-cell table:style-name="ce1" office:value-type="string" calcext:value-type="string">
            <text:p>Davide</text:p>
          </table:table-cell>
          <table:table-cell table:style-name="ce1" office:value-type="float" office:value="429071" calcext:value-type="float">
            <text:p>42907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D2:.K2])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N2:.V2])" office:value-type="float" office:value="20" calcext:value-type="float">
            <text:p>20</text:p>
          </table:table-cell>
          <table:table-cell table:style-name="ce19" table:formula="of:=AVERAGE([.W2];[.L2])" office:value-type="float" office:value="21.5" calcext:value-type="float">
            <text:p>22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1" office:value-type="string" calcext:value-type="string">
            <text:p>Antonelli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float" office:value="462091" calcext:value-type="float">
            <text:p>46209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D3:.K3])" office:value-type="float" office:value="26" calcext:value-type="float">
            <text:p>26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N3:.V3])" office:value-type="float" office:value="18" calcext:value-type="float">
            <text:p>18</text:p>
          </table:table-cell>
          <table:table-cell table:style-name="ce19" table:formula="of:=AVERAGE([.W3];[.L3])" office:value-type="float" office:value="22" calcext:value-type="float">
            <text:p>22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Rampogna</text:p>
          </table:table-cell>
          <table:table-cell table:style-name="ce2" office:value-type="string" calcext:value-type="string">
            <text:p>Alessio</text:p>
          </table:table-cell>
          <table:table-cell table:style-name="ce2" office:value-type="float" office:value="486283" calcext:value-type="float">
            <text:p>486283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([.D4:.K4])" office:value-type="float" office:value="24" calcext:value-type="float">
            <text:p>24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N4:.V4])" office:value-type="float" office:value="20" calcext:value-type="float">
            <text:p>20</text:p>
          </table:table-cell>
          <table:table-cell table:style-name="ce20" table:formula="of:=AVERAGE([.W4];[.L4])" office:value-type="float" office:value="22" calcext:value-type="float">
            <text:p>22</text:p>
          </table:table-cell>
          <table:table-cell table:style-name="ce2" table:number-columns-repeated="2"/>
          <table:table-cell table:style-name="ce25" table:number-columns-repeated="998"/>
        </table:table-row>
        <table:table-row table:style-name="ro1">
          <table:table-cell table:style-name="ce1" office:value-type="string" calcext:value-type="string">
            <text:p>Esposito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float" office:value="486893" calcext:value-type="float">
            <text:p>48689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D5:.K5])" office:value-type="float" office:value="25" calcext:value-type="float">
            <text:p>25</text:p>
          </table:table-cell>
          <table:table-cell table:style-name="ce1"/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9" table:formula="of:=AVERAGE([.W5];[.L5])" office:value-type="float" office:value="24" calcext:value-type="float">
            <text:p>24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1" office:value-type="string" calcext:value-type="string">
            <text:p>Viada</text:p>
          </table:table-cell>
          <table:table-cell table:style-name="ce1" office:value-type="string" calcext:value-type="string">
            <text:p>Claudia</text:p>
          </table:table-cell>
          <table:table-cell table:style-name="ce1" office:value-type="float" office:value="51122401" calcext:value-type="float">
            <text:p>5112240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D6:.K6])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N6:.V6])" office:value-type="float" office:value="22" calcext:value-type="float">
            <text:p>22</text:p>
          </table:table-cell>
          <table:table-cell table:style-name="ce19" table:formula="of:=AVERAGE([.W6];[.L6])" office:value-type="float" office:value="22" calcext:value-type="float">
            <text:p>22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1" office:value-type="string" calcext:value-type="string">
            <text:p>Milliani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float" office:value="27713" calcext:value-type="float">
            <text:p>2771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D7:.K7])" office:value-type="float" office:value="25" calcext:value-type="float">
            <text:p>25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SUM([.N7:.V7])" office:value-type="float" office:value="21" calcext:value-type="float">
            <text:p>21</text:p>
          </table:table-cell>
          <table:table-cell table:style-name="ce19" table:formula="of:=AVERAGE([.W7];[.L7])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or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Miozza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float" office:value="459631" calcext:value-type="float">
            <text:p>45963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D8:.K8])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N8:.V8])" office:value-type="float" office:value="21" calcext:value-type="float">
            <text:p>21</text:p>
          </table:table-cell>
          <table:table-cell table:style-name="ce19" table:formula="of:=AVERAGE([.W8];[.L8])" office:value-type="float" office:value="23" calcext:value-type="float">
            <text:p>23</text:p>
          </table:table-cell>
          <table:table-cell table:style-name="ce1" office:value-type="string" calcext:value-type="string">
            <text:p>rif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1" office:value-type="string" calcext:value-type="string">
            <text:p>De Blasio</text:p>
          </table:table-cell>
          <table:table-cell table:style-name="ce1" office:value-type="string" calcext:value-type="string">
            <text:p>Veronica</text:p>
          </table:table-cell>
          <table:table-cell table:style-name="ce1" office:value-type="float" office:value="459633" calcext:value-type="float">
            <text:p>45963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D9:.K9])" office:value-type="float" office:value="25" calcext:value-type="float">
            <text:p>25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N9:.V9])" office:value-type="float" office:value="21" calcext:value-type="float">
            <text:p>21</text:p>
          </table:table-cell>
          <table:table-cell table:style-name="ce19" table:formula="of:=AVERAGE([.W9];[.L9])" office:value-type="float" office:value="23" calcext:value-type="float">
            <text:p>23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1" office:value-type="string" calcext:value-type="string">
            <text:p>Amerini</text:p>
          </table:table-cell>
          <table:table-cell table:style-name="ce1" office:value-type="string" calcext:value-type="string">
            <text:p>Alessandra</text:p>
          </table:table-cell>
          <table:table-cell table:style-name="ce1" office:value-type="float" office:value="475959" calcext:value-type="float">
            <text:p>47595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D10:.K10])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SUM([.N10:.V10])" office:value-type="float" office:value="21" calcext:value-type="float">
            <text:p>21</text:p>
          </table:table-cell>
          <table:table-cell table:style-name="ce19" table:formula="of:=AVERAGE([.W10];[.L10])" office:value-type="float" office:value="23" calcext:value-type="float">
            <text:p>23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1" office:value-type="string" calcext:value-type="string">
            <text:p>Quadraccia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float" office:value="471995" calcext:value-type="float">
            <text:p>47199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D11:.K11])" office:value-type="float" office:value="24" calcext:value-type="float">
            <text:p>24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N11:.V11])" office:value-type="float" office:value="23" calcext:value-type="float">
            <text:p>23</text:p>
          </table:table-cell>
          <table:table-cell table:style-name="ce19" table:formula="of:=AVERAGE([.W11];[.L11])" office:value-type="float" office:value="23.5" calcext:value-type="float">
            <text:p>24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1" office:value-type="string" calcext:value-type="string">
            <text:p>Cessari</text:p>
          </table:table-cell>
          <table:table-cell table:style-name="ce1" office:value-type="string" calcext:value-type="string">
            <text:p>Dimitilla</text:p>
          </table:table-cell>
          <table:table-cell table:style-name="ce1" office:value-type="float" office:value="477750" calcext:value-type="float">
            <text:p>477750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D12:.K12])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N12:.V12])" office:value-type="float" office:value="20" calcext:value-type="float">
            <text:p>20</text:p>
          </table:table-cell>
          <table:table-cell table:style-name="ce19" table:formula="of:=AVERAGE([.W12];[.L12])" office:value-type="float" office:value="23.5" calcext:value-type="float">
            <text:p>24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1" office:value-type="string" calcext:value-type="string">
            <text:p>Salierno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float" office:value="484483" calcext:value-type="float">
            <text:p>48448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D13:.K13])" office:value-type="float" office:value="23" calcext:value-type="float">
            <text:p>23</text:p>
          </table:table-cell>
          <table:table-cell table:style-name="ce1"/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N13:.V13])" office:value-type="float" office:value="24" calcext:value-type="float">
            <text:p>24</text:p>
          </table:table-cell>
          <table:table-cell table:style-name="ce19" table:formula="of:=AVERAGE([.W13];[.L13])" office:value-type="float" office:value="23.5" calcext:value-type="float">
            <text:p>24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1" office:value-type="string" calcext:value-type="string">
            <text:p>Beco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float" office:value="462991" calcext:value-type="float">
            <text:p>46299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D14:.K14])" office:value-type="float" office:value="28" calcext:value-type="float">
            <text:p>28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N14:.V14])" office:value-type="float" office:value="20" calcext:value-type="float">
            <text:p>20</text:p>
          </table:table-cell>
          <table:table-cell table:style-name="ce19" table:formula="of:=AVERAGE([.W14];[.L14])" office:value-type="float" office:value="24" calcext:value-type="float">
            <text:p>24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1" office:value-type="string" calcext:value-type="string">
            <text:p>Quadraccia</text:p>
          </table:table-cell>
          <table:table-cell table:style-name="ce1" office:value-type="string" calcext:value-type="string">
            <text:p>Silvia</text:p>
          </table:table-cell>
          <table:table-cell table:style-name="ce1" office:value-type="float" office:value="471372" calcext:value-type="float">
            <text:p>471372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D15:.K15])" office:value-type="float" office:value="24" calcext:value-type="float">
            <text:p>24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N15:.V15])" office:value-type="float" office:value="24" calcext:value-type="float">
            <text:p>24</text:p>
          </table:table-cell>
          <table:table-cell table:style-name="ce19" table:formula="of:=AVERAGE([.W15];[.L15])" office:value-type="float" office:value="24" calcext:value-type="float">
            <text:p>24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Cricchi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float" office:value="491758" calcext:value-type="float">
            <text:p>49175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SUM([.D16:.K16])" office:value-type="float" office:value="23" calcext:value-type="float">
            <text:p>23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SUM([.N16:.V16])" office:value-type="float" office:value="25" calcext:value-type="float">
            <text:p>25</text:p>
          </table:table-cell>
          <table:table-cell table:style-name="ce21" table:formula="of:=AVERAGE([.W16];[.L16])" office:value-type="float" office:value="24" calcext:value-type="float">
            <text:p>24</text:p>
          </table:table-cell>
          <table:table-cell table:style-name="ce3" table:number-columns-repeated="2"/>
          <table:table-cell table:style-name="ce26" table:number-columns-repeated="998"/>
        </table:table-row>
        <table:table-row table:style-name="ro1">
          <table:table-cell table:style-name="ce1" office:value-type="string" calcext:value-type="string">
            <text:p>Valletti</text:p>
          </table:table-cell>
          <table:table-cell table:style-name="ce1" office:value-type="string" calcext:value-type="string">
            <text:p>Francesca</text:p>
          </table:table-cell>
          <table:table-cell table:style-name="ce1" office:value-type="float" office:value="462096" calcext:value-type="float">
            <text:p>4620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D17:.K17])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N17:.V17])" office:value-type="float" office:value="26" calcext:value-type="float">
            <text:p>26</text:p>
          </table:table-cell>
          <table:table-cell table:style-name="ce19" table:formula="of:=AVERAGE([.W17];[.L17])" office:value-type="float" office:value="24.5" calcext:value-type="float">
            <text:p>25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1" office:value-type="string" calcext:value-type="string">
            <text:p>Del Chiaro</text:p>
          </table:table-cell>
          <table:table-cell table:style-name="ce1" office:value-type="string" calcext:value-type="string">
            <text:p>Claudia</text:p>
          </table:table-cell>
          <table:table-cell table:style-name="ce1" office:value-type="float" office:value="474294" calcext:value-type="float">
            <text:p>47429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D18:.K18])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N18:.V18])" office:value-type="float" office:value="23" calcext:value-type="float">
            <text:p>23</text:p>
          </table:table-cell>
          <table:table-cell table:style-name="ce19" table:formula="of:=AVERAGE([.W18];[.L18])" office:value-type="float" office:value="24.5" calcext:value-type="float">
            <text:p>25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1" office:value-type="string" calcext:value-type="string">
            <text:p>Pennucci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float" office:value="475957" calcext:value-type="float">
            <text:p>47595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D19:.K19])" office:value-type="float" office:value="25" calcext:value-type="float">
            <text:p>25</text:p>
          </table:table-cell>
          <table:table-cell table:style-name="ce1"/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N19:.V19])" office:value-type="float" office:value="24" calcext:value-type="float">
            <text:p>24</text:p>
          </table:table-cell>
          <table:table-cell table:style-name="ce19" table:formula="of:=AVERAGE([.W19];[.L19])" office:value-type="float" office:value="24.5" calcext:value-type="float">
            <text:p>25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Stefani</text:p>
          </table:table-cell>
          <table:table-cell table:style-name="ce3" office:value-type="string" calcext:value-type="string">
            <text:p>Silvia</text:p>
          </table:table-cell>
          <table:table-cell table:style-name="ce3" office:value-type="float" office:value="475956" calcext:value-type="float">
            <text:p>47595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SUM([.D20:.K20])" office:value-type="float" office:value="24" calcext:value-type="float">
            <text:p>24</text:p>
          </table:table-cell>
          <table:table-cell table:style-name="ce3"/>
          <table:table-cell table:number-columns-repeated="4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SUM([.N20:.V20])" office:value-type="float" office:value="26" calcext:value-type="float">
            <text:p>26</text:p>
          </table:table-cell>
          <table:table-cell table:style-name="ce21" table:formula="of:=AVERAGE([.W20];[.L20])" office:value-type="float" office:value="25" calcext:value-type="float">
            <text:p>25</text:p>
          </table:table-cell>
          <table:table-cell table:style-name="ce3" table:number-columns-repeated="2"/>
          <table:table-cell table:style-name="ce26" table:number-columns-repeated="998"/>
        </table:table-row>
        <table:table-row table:style-name="ro1">
          <table:table-cell table:style-name="ce1" office:value-type="string" calcext:value-type="string">
            <text:p>Serpente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float" office:value="483972" calcext:value-type="float">
            <text:p>48397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D21:.K21])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N21:.V21])" office:value-type="float" office:value="25" calcext:value-type="float">
            <text:p>25</text:p>
          </table:table-cell>
          <table:table-cell table:style-name="ce19" table:formula="of:=AVERAGE([.W21];[.L21])" office:value-type="float" office:value="25.5" calcext:value-type="float">
            <text:p>26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Colliviti</text:p>
          </table:table-cell>
          <table:table-cell table:style-name="ce4" office:value-type="string" calcext:value-type="string">
            <text:p>Ottavia</text:p>
          </table:table-cell>
          <table:table-cell table:style-name="ce4" office:value-type="float" office:value="449095" calcext:value-type="float">
            <text:p>44909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SUM([.D22:.K22])" office:value-type="float" office:value="27" calcext:value-type="float">
            <text:p>27</text:p>
          </table:table-cell>
          <table:table-cell table:style-name="ce4"/>
          <table:table-cell table:number-columns-repeated="4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SUM([.N22:.V22])" office:value-type="float" office:value="25" calcext:value-type="float">
            <text:p>25</text:p>
          </table:table-cell>
          <table:table-cell table:style-name="ce22" table:formula="of:=AVERAGE([.W22];[.L22])" office:value-type="float" office:value="26" calcext:value-type="float">
            <text:p>26</text:p>
          </table:table-cell>
          <table:table-cell table:style-name="ce4" table:number-columns-repeated="2"/>
          <table:table-cell table:style-name="ce23" table:number-columns-repeated="998"/>
        </table:table-row>
        <table:table-row table:style-name="ro1">
          <table:table-cell table:style-name="ce1" office:value-type="string" calcext:value-type="string">
            <text:p>Camerini</text:p>
          </table:table-cell>
          <table:table-cell table:style-name="ce1" office:value-type="string" calcext:value-type="string">
            <text:p>Chiara</text:p>
          </table:table-cell>
          <table:table-cell table:style-name="ce1" office:value-type="float" office:value="471993" calcext:value-type="float">
            <text:p>471993</text:p>
          </table:table-cell>
          <table:table-cell table:number-columns-repeated="7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D23:.K23])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SUM([.N23:.V23])" office:value-type="float" office:value="21" calcext:value-type="float">
            <text:p>21</text:p>
          </table:table-cell>
          <table:table-cell table:style-name="ce19" table:formula="of:=AVERAGE([.W23];[.L23])" office:value-type="float" office:value="26" calcext:value-type="float">
            <text:p>26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1" office:value-type="string" calcext:value-type="string">
            <text:p>Tenan</text:p>
          </table:table-cell>
          <table:table-cell table:style-name="ce1" office:value-type="string" calcext:value-type="string">
            <text:p>Jacopo</text:p>
          </table:table-cell>
          <table:table-cell table:style-name="ce1" office:value-type="float" office:value="483322" calcext:value-type="float">
            <text:p>483322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D24:.K24])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9" table:formula="of:=AVERAGE([.W24];[.L24])" office:value-type="float" office:value="26.5" calcext:value-type="float">
            <text:p>27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1" office:value-type="string" calcext:value-type="string">
            <text:p>Longo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float" office:value="491760" calcext:value-type="float">
            <text:p>49176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D25:.K25])" office:value-type="float" office:value="28" calcext:value-type="float">
            <text:p>28</text:p>
          </table:table-cell>
          <table:table-cell table:style-name="ce1"/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N25:.V25])" office:value-type="float" office:value="24" calcext:value-type="float">
            <text:p>24</text:p>
          </table:table-cell>
          <table:table-cell table:style-name="ce19" table:formula="of:=AVERAGE([.W25];[.L25])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or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Andrianaivo</text:p>
          </table:table-cell>
          <table:table-cell table:style-name="ce1" office:value-type="string" calcext:value-type="string">
            <text:p>Louis Nantenaina</text:p>
          </table:table-cell>
          <table:table-cell table:style-name="ce1" office:value-type="float" office:value="22812" calcext:value-type="float">
            <text:p>2281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table:formula="of:=SUM([.D26:.K26])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N26:.V26])" office:value-type="float" office:value="25" calcext:value-type="float">
            <text:p>25</text:p>
          </table:table-cell>
          <table:table-cell table:style-name="ce19" table:formula="of:=AVERAGE([.W26];[.L26])" office:value-type="float" office:value="26.5" calcext:value-type="float">
            <text:p>27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1" office:value-type="string" calcext:value-type="string">
            <text:p>Fraschett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float" office:value="483956" calcext:value-type="float">
            <text:p>483956</text:p>
          </table:table-cell>
          <table:table-cell table:number-columns-repeated="7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D27:.K27])" office:value-type="float" office:value="29" calcext:value-type="float">
            <text:p>29</text:p>
          </table:table-cell>
          <table:table-cell table:style-name="ce1"/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9" table:formula="of:=AVERAGE([.W27];[.L27])" office:value-type="float" office:value="28.5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1" office:value-type="string" calcext:value-type="string">
            <text:p>Lell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float" office:value="484484" calcext:value-type="float">
            <text:p>484484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D28:.K28])" office:value-type="float" office:value="26" calcext:value-type="float">
            <text:p>26</text:p>
          </table:table-cell>
          <table:table-cell table:style-name="ce1"/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N28:.V28])" office:value-type="float" office:value="30" calcext:value-type="float">
            <text:p>30</text:p>
          </table:table-cell>
          <table:table-cell table:style-name="ce19" table:formula="of:=AVERAGE([.W28];[.L28])" office:value-type="float" office:value="28" calcext:value-type="float">
            <text:p>28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1" office:value-type="string" calcext:value-type="string">
            <text:p>Passeri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float" office:value="485625" calcext:value-type="float">
            <text:p>48562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D29:.K29])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N29:.V29])" office:value-type="float" office:value="30" calcext:value-type="float">
            <text:p>30</text:p>
          </table:table-cell>
          <table:table-cell table:style-name="ce19" table:formula="of:=AVERAGE([.W29];[.L29])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1" office:value-type="string" calcext:value-type="string">
            <text:p>Spadafora</text:p>
          </table:table-cell>
          <table:table-cell table:style-name="ce1" office:value-type="string" calcext:value-type="string">
            <text:p>Chiara</text:p>
          </table:table-cell>
          <table:table-cell table:style-name="ce1" office:value-type="float" office:value="486892" calcext:value-type="float">
            <text:p>486892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D30:.K30])" office:value-type="float" office:value="28" calcext:value-type="float">
            <text:p>28</text:p>
          </table:table-cell>
          <table:table-cell table:style-name="ce1"/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N30:.V30])" office:value-type="float" office:value="30" calcext:value-type="float">
            <text:p>30</text:p>
          </table:table-cell>
          <table:table-cell table:style-name="ce19" table:formula="of:=AVERAGE([.W30];[.L30])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1" office:value-type="string" calcext:value-type="string">
            <text:p>Secci</text:p>
          </table:table-cell>
          <table:table-cell table:style-name="ce1" office:value-type="string" calcext:value-type="string">
            <text:p>Sandro Andrea</text:p>
          </table:table-cell>
          <table:table-cell table:style-name="ce1" office:value-type="float" office:value="471371" calcext:value-type="float">
            <text:p>471371</text:p>
          </table:table-cell>
          <table:table-cell table:number-columns-repeated="7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D31:.K31])" office:value-type="float" office:value="30" calcext:value-type="float">
            <text:p>30</text:p>
          </table:table-cell>
          <table:table-cell table:style-name="ce1"/>
          <table:table-cell table:number-columns-repeated="7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N31:.V31])" office:value-type="float" office:value="31" calcext:value-type="float">
            <text:p>31</text:p>
          </table:table-cell>
          <table:table-cell table:style-name="ce19" table:formula="of:=AVERAGE([.W31];[.L31])" office:value-type="float" office:value="30.5" calcext:value-type="float">
            <text:p>31</text:p>
          </table:table-cell>
          <table:table-cell table:style-name="ce1" office:value-type="string" calcext:value-type="string">
            <text:p>30L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1" office:value-type="string" calcext:value-type="string">
            <text:p>Signorini</text:p>
          </table:table-cell>
          <table:table-cell table:style-name="ce1" office:value-type="string" calcext:value-type="string">
            <text:p>Edoardo</text:p>
          </table:table-cell>
          <table:table-cell table:style-name="ce1" office:value-type="float" office:value="484485" calcext:value-type="float">
            <text:p>484485</text:p>
          </table:table-cell>
          <table:table-cell table:number-columns-repeated="7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D32:.K32])" office:value-type="float" office:value="29" calcext:value-type="float">
            <text:p>29</text:p>
          </table:table-cell>
          <table:table-cell table:style-name="ce1"/>
          <table:table-cell table:number-columns-repeated="6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N32:.V32])" office:value-type="float" office:value="33" calcext:value-type="float">
            <text:p>33</text:p>
          </table:table-cell>
          <table:table-cell table:style-name="ce19" table:formula="of:=AVERAGE([.W32];[.L32])" office:value-type="float" office:value="31" calcext:value-type="float">
            <text:p>31</text:p>
          </table:table-cell>
          <table:table-cell table:style-name="ce1" office:value-type="string" calcext:value-type="string">
            <text:p>30L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1" office:value-type="string" calcext:value-type="string">
            <text:p>Caffarelli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float" office:value="461744" calcext:value-type="float">
            <text:p>46174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D33:.K33])" office:value-type="float" office:value="29" calcext:value-type="float">
            <text:p>29</text:p>
          </table:table-cell>
          <table:table-cell table:style-name="ce1"/>
          <table:table-cell table:number-columns-repeated="9" table:style-name="ce1" office:value-type="float" office:value="4" calcext:value-type="float">
            <text:p>4</text:p>
          </table:table-cell>
          <table:table-cell table:style-name="ce1" table:formula="of:=SUM([.N33:.V33])" office:value-type="float" office:value="36" calcext:value-type="float">
            <text:p>36</text:p>
          </table:table-cell>
          <table:table-cell table:style-name="ce19" table:formula="of:=AVERAGE([.W33];[.L33])" office:value-type="float" office:value="32.5" calcext:value-type="float">
            <text:p>33</text:p>
          </table:table-cell>
          <table:table-cell table:style-name="ce1" office:value-type="string" calcext:value-type="string">
            <text:p>30L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1" office:value-type="string" calcext:value-type="string">
            <text:p>De Francisci</text:p>
          </table:table-cell>
          <table:table-cell table:style-name="ce1" office:value-type="string" calcext:value-type="string">
            <text:p>Silvia</text:p>
          </table:table-cell>
          <table:table-cell table:style-name="ce1" office:value-type="float" office:value="471629" calcext:value-type="float">
            <text:p>4716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D34:.K34])" office:value-type="float" office:value="15" calcext:value-type="float">
            <text:p>15</text:p>
          </table:table-cell>
          <table:table-cell table:style-name="ce1" table:number-columns-repeated="10"/>
          <table:table-cell table:style-name="ce1" office:value-type="string" calcext:value-type="string">
            <text:p>ASS</text:p>
          </table:table-cell>
          <table:table-cell table:style-name="ce19" office:value-type="string" calcext:value-type="string">
            <text:p>NA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1" office:value-type="string" calcext:value-type="string">
            <text:p>Grabinat</text:p>
          </table:table-cell>
          <table:table-cell table:style-name="ce1" office:value-type="string" calcext:value-type="string">
            <text:p>Saskia</text:p>
          </table:table-cell>
          <table:table-cell table:style-name="ce1" office:value-type="string" calcext:value-type="string">
            <text:p>UKNOWN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D35:.K35])" office:value-type="float" office:value="12" calcext:value-type="float">
            <text:p>12</text:p>
          </table:table-cell>
          <table:table-cell table:style-name="ce1" table:number-columns-repeated="10"/>
          <table:table-cell table:style-name="ce1" office:value-type="string" calcext:value-type="string">
            <text:p>ASS</text:p>
          </table:table-cell>
          <table:table-cell table:style-name="ce19" office:value-type="string" calcext:value-type="string">
            <text:p>NA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style-name="ce1" office:value-type="string" calcext:value-type="string">
            <text:p>Renz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UKNOWN</text:p>
          </table:table-cell>
          <table:table-cell table:style-name="ce1" table:number-columns-repeated="8"/>
          <table:table-cell table:style-name="ce1" office:value-type="string" calcext:value-type="string">
            <text:p>RIT</text:p>
          </table:table-cell>
          <table:table-cell table:style-name="ce1" table:number-columns-repeated="10"/>
          <table:table-cell table:number-columns-repeated="2" table:style-name="ce1" office:value-type="string" calcext:value-type="string">
            <text:p>NA</text:p>
          </table:table-cell>
          <table:table-cell table:style-name="ce1" table:number-columns-repeated="2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1">
            <text:p>APPELLO 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6" office:value-type="string" calcext:value-type="string">
            <text:p>Miozza</text:p>
          </table:table-cell>
          <table:table-cell table:style-name="ce6" office:value-type="string" calcext:value-type="string">
            <text:p>Sara</text:p>
          </table:table-cell>
          <table:table-cell table:style-name="ce6" office:value-type="float" office:value="459631" calcext:value-type="float">
            <text:p>459631</text:p>
          </table:table-cell>
          <table:table-cell table:style-name="ce11"/>
          <table:table-cell table:style-name="ce13" table:number-columns-repeated="8"/>
          <table:table-cell table:style-name="ce15"/>
          <table:table-cell table:number-columns-repeated="4"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6" table:formula="of:=SUM([.N39:.V39])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De Francisci</text:p>
          </table:table-cell>
          <table:table-cell table:style-name="ce7" office:value-type="string" calcext:value-type="string">
            <text:p>Silvia</text:p>
          </table:table-cell>
          <table:table-cell table:style-name="ce7" office:value-type="float" office:value="471629" calcext:value-type="float">
            <text:p>471629</text:p>
          </table:table-cell>
          <table:table-cell table:style-name="ce12"/>
          <table:table-cell table:style-name="ce14" table:number-columns-repeated="8"/>
          <table:table-cell table:style-name="ce16"/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7" table:formula="of:=SUM([.N40:.V40])" office:value-type="float" office:value="27" calcext:value-type="float">
            <text:p>27</text:p>
          </table:table-cell>
          <table:table-cell table:style-name="ce4"/>
          <table:table-cell table:style-name="ce23" table:number-columns-repeated="1000"/>
        </table:table-row>
        <table:table-row table:style-name="ro1">
          <table:table-cell table:style-name="ce6" office:value-type="string" calcext:value-type="string">
            <text:p>Grabinat</text:p>
          </table:table-cell>
          <table:table-cell table:style-name="ce6" office:value-type="string" calcext:value-type="string">
            <text:p>Saskia</text:p>
          </table:table-cell>
          <table:table-cell table:style-name="ce8" office:value-type="float" office:value="506496" calcext:value-type="float">
            <text:p>506496</text:p>
          </table:table-cell>
          <table:table-cell table:style-name="ce11"/>
          <table:table-cell table:style-name="ce13" table:number-columns-repeated="8"/>
          <table:table-cell table:style-name="ce15"/>
          <table:table-cell table:number-columns-repeated="5"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SUM([.N41:.V41])" office:value-type="float" office:value="27" calcext:value-type="float">
            <text:p>27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8" office:value-type="string" calcext:value-type="string">
            <text:p>MODICA</text:p>
          </table:table-cell>
          <table:table-cell table:style-name="ce8" office:value-type="string" calcext:value-type="string">
            <text:p>LUCIA</text:p>
          </table:table-cell>
          <table:table-cell table:style-name="ce6"/>
          <table:table-cell table:style-name="ce11"/>
          <table:table-cell table:style-name="ce13" table:number-columns-repeated="8"/>
          <table:table-cell table:style-name="ce15"/>
          <table:table-cell table:style-name="ce6" table:number-columns-repeated="9"/>
          <table:table-cell table:style-name="ce6" office:value-type="string" calcext:value-type="string">
            <text:p>ASS</text:p>
          </table:table-cell>
          <table:table-cell table:style-name="ce6"/>
          <table:table-cell table:number-columns-repeated="1000"/>
        </table:table-row>
        <table:table-row table:style-name="ro1">
          <table:table-cell table:number-columns-repeated="11"/>
          <table:table-cell table:style-name="ce10" table:number-columns-repeated="2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3" table:number-rows-spanned="1">
            <text:p>APPELLO B</text:p>
          </table:table-cell>
          <table:covered-table-cell/>
          <table:covered-table-cell table:style-name="ce10"/>
          <table:table-cell table:number-columns-repeated="9"/>
          <table:table-cell table:style-name="ce10"/>
          <table:table-cell table:number-columns-repeated="1011"/>
        </table:table-row>
        <table:table-row table:style-name="ro1">
          <table:table-cell table:style-name="ce1" office:value-type="string" calcext:value-type="string">
            <text:p>Renz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float" office:value="489587" calcext:value-type="float">
            <text:p>489587</text:p>
          </table:table-cell>
          <table:table-cell table:style-name="ce6" table:number-columns-repeated="8"/>
          <table:table-cell table:style-name="ce6" office:value-type="float" office:value="27" calcext:value-type="float">
            <text:p>27</text:p>
          </table:table-cell>
          <table:table-cell table:style-name="ce17" table:number-columns-repeated="12"/>
          <table:table-cell table:number-columns-repeated="1000"/>
        </table:table-row>
        <table:table-row table:style-name="ro1">
          <table:table-cell table:style-name="ce1" office:value-type="string" calcext:value-type="string">
            <text:p>Saladino</text:p>
          </table:table-cell>
          <table:table-cell table:style-name="ce1" office:value-type="string" calcext:value-type="string">
            <text:p>Flora</text:p>
          </table:table-cell>
          <table:table-cell table:style-name="ce1" office:value-type="float" office:value="417186" calcext:value-type="float">
            <text:p>417186</text:p>
          </table:table-cell>
          <table:table-cell table:style-name="ce6" table:number-columns-repeated="8"/>
          <table:table-cell table:style-name="ce6" office:value-type="string" calcext:value-type="string">
            <text:p>ass</text:p>
          </table:table-cell>
          <table:table-cell table:style-name="ce17" table:number-columns-repeated="12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13"/>
        </table:table-row>
        <table:table-row table:style-name="ro1">
          <table:table-cell table:style-name="ce1" office:value-type="string" calcext:value-type="string">
            <text:p>Pasanisi</text:p>
          </table:table-cell>
          <table:table-cell table:style-name="ce1" office:value-type="string" calcext:value-type="string">
            <text:p>Francesca</text:p>
          </table:table-cell>
          <table:table-cell table:style-name="ce1" office:value-type="float" office:value="450571" calcext:value-type="float">
            <text:p>450571</text:p>
          </table:table-cell>
          <table:table-cell table:style-name="ce6" table:number-columns-repeated="8"/>
          <table:table-cell table:style-name="ce6" office:value-type="string" calcext:value-type="string">
            <text:p>ass</text:p>
          </table:table-cell>
          <table:table-cell table:style-name="ce17" table:number-columns-repeated="12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21"/>
          <table:table-cell table:style-name="ce24" table:number-columns-repeated="3"/>
          <table:table-cell table:style-name="ce17" table:number-columns-repeated="1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1">
            <text:p>APPELLO C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8" office:value-type="string" calcext:value-type="string">
            <text:p>MODICA</text:p>
          </table:table-cell>
          <table:table-cell table:style-name="ce8" office:value-type="string" calcext:value-type="string">
            <text:p>LUCIA</text:p>
          </table:table-cell>
          <table:table-cell table:style-name="ce6" office:value-type="float" office:value="460827" calcext:value-type="float">
            <text:p>460827</text:p>
          </table:table-cell>
          <table:table-cell table:style-name="ce6" table:number-columns-repeated="9"/>
          <table:table-cell table:style-name="ce17"/>
          <table:table-cell table:number-columns-repeated="10"/>
          <table:table-cell table:style-name="ce17"/>
          <table:table-cell table:number-columns-repeated="1000"/>
        </table:table-row>
        <table:table-row table:style-name="ro1">
          <table:table-cell table:style-name="ce1" office:value-type="string" calcext:value-type="string">
            <text:p>Parsi</text:p>
          </table:table-cell>
          <table:table-cell table:style-name="ce9" office:value-type="string" calcext:value-type="string">
            <text:p>Marco</text:p>
          </table:table-cell>
          <table:table-cell table:style-name="ce8" office:value-type="float" office:value="471373" calcext:value-type="float">
            <text:p>471373</text:p>
          </table:table-cell>
          <table:table-cell table:style-name="ce6" table:number-columns-repeated="9"/>
          <table:table-cell table:style-name="ce17"/>
          <table:table-cell table:number-columns-repeated="10"/>
          <table:table-cell table:style-name="ce17"/>
          <table:table-cell table:number-columns-repeated="1000"/>
        </table:table-row>
        <table:table-row table:style-name="ro1">
          <table:table-cell table:style-name="ce1" office:value-type="string" calcext:value-type="string">
            <text:p>Saladino</text:p>
          </table:table-cell>
          <table:table-cell table:style-name="ce1" office:value-type="string" calcext:value-type="string">
            <text:p>Flora</text:p>
          </table:table-cell>
          <table:table-cell table:style-name="ce1" office:value-type="float" office:value="417186" calcext:value-type="float">
            <text:p>417186</text:p>
          </table:table-cell>
          <table:table-cell table:style-name="ce1" table:number-columns-repeated="9"/>
          <table:table-cell table:number-columns-repeated="1012"/>
        </table:table-row>
        <table:table-row table:style-name="ro1" table:number-rows-repeated="1048520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oglio1.A1:Foglio1.X34" table:contains-header="false">
          <table:sort>
            <table:sort-by table:field-number="2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8.25pt" fo:margin-right="3.54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18:33:16.197280976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esco Pappalardi</meta:initial-creator>
    <meta:creation-date>2016-04-14T15:53:37.832166650</meta:creation-date>
    <meta:generator>LibreOffice/5.1.4.2$Linux_X86_64 LibreOffice_project/10m0$Build-2</meta:generator>
    <dc:date>2016-09-15T18:40:11.091040348</dc:date>
    <meta:editing-duration>PT2H19M56S</meta:editing-duration>
    <meta:editing-cycles>41</meta:editing-cycles>
    <meta:document-statistic meta:table-count="1" meta:cell-count="871" meta:object-count="0"/>
  </office:meta>
</office:document-meta>
</file>